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93d" officeooo:paragraph-rsid="001ad93d"/>
    </style:style>
    <style:style style:name="P2" style:family="paragraph" style:parent-style-name="Standard">
      <style:text-properties officeooo:rsid="001b432e" officeooo:paragraph-rsid="001b432e"/>
    </style:style>
    <style:style style:name="P3" style:family="paragraph" style:parent-style-name="Standard">
      <style:text-properties officeooo:rsid="001cb335" officeooo:paragraph-rsid="001cb3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2 familia.</text:p>
      <text:p text:style-name="P1">No descripción.</text:p>
      <text:p text:style-name="P1">Eshermana:</text:p>
      <text:p text:style-name="P1">Para consultar eshermana:</text:p>
      <text:p text:style-name="P1">eshermana(&lt;hermana&gt;&lt;hermano o hermana&gt;).</text:p>
      <text:p text:style-name="P1"/>
      <text:p text:style-name="P1">Para consultar esprima:</text:p>
      <text:p text:style-name="P1">esprima(&lt;prima&gt;&lt;primo o prima&gt;).</text:p>
      <text:p text:style-name="P1"/>
      <text:p text:style-name="P1">Para consultar es tio:</text:p>
      <text:p text:style-name="P1">estio(&lt;tio&gt;, &lt;sobrino o sobrina&gt;).</text:p>
      <text:p text:style-name="P1"/>
      <text:p text:style-name="P1">Para consultar es abuelo:</text:p>
      <text:p text:style-name="P1">esabuelo(&lt;abuelo&gt;,&lt;nieto o nieta&gt;).</text:p>
      <text:p text:style-name="P1"/>
      <text:p text:style-name="P1"/>
      <text:p text:style-name="P2">Practica 3. Horoscopos</text:p>
      <text:p text:style-name="P2"/>
      <text:p text:style-name="P2">signo(&lt;dia (entero forzoso, sin el no funciona)&gt;, &lt;mes (entero)&gt;,&lt;signo&gt;).</text:p>
      <text:p text:style-name="P2"/>
      <text:p text:style-name="P3">Practica 4. listas 1.</text:p>
      <text:p text:style-name="P3">hermano(&lt;hermano&gt;, &lt;personaX&gt;).</text:p>
      <text:p text:style-name="P3">tio(&lt;tio&gt;,&lt;sobrino&gt;).</text:p>
      <text:p text:style-name="P3">prima(&lt;prima&gt;,&lt;primo o prima&gt;).</text:p>
      <text:p text:style-name="P3">abuelo(&lt;abuelo&gt;,&lt;nieto&gt;).</text:p>
      <text:p text:style-name="P3">padre(&lt;padre&gt;,&lt;hijo&gt;).</text:p>
      <text:p text:style-name="P3"/>
      <text:p text:style-name="P1"/>
      <text:p text:style-name="P3">Practica 5.Listas 2</text:p>
      <text:p text:style-name="P3">Ejemplos de consulta en codigo.</text:p>
      <text:p text:style-name="P3"/>
      <text:p text:style-name="P3">Practica 6. Corte.</text:p>
      <text:p text:style-name="P3">Ejemplo de consulta en codig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07:44:17.792235702</meta:creation-date>
    <dc:date>2015-05-05T08:41:50.226297720</dc:date>
    <meta:editing-duration>PT11M51S</meta:editing-duration>
    <meta:editing-cycles>1</meta:editing-cycles>
    <meta:document-statistic meta:table-count="0" meta:image-count="0" meta:object-count="0" meta:page-count="1" meta:paragraph-count="23" meta:word-count="73" meta:character-count="625" meta:non-whitespace-character-count="575"/>
    <meta:generator>LibreOffice/4.3.7.2$Linux_X86_64 LibreOffice_project/430m0$Build-2</meta:generator>
  </office:meta>
</office:document-meta>
</file>